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njaliOldLipi" fo:font-size="14pt" style:text-underline-style="none" fo:font-weight="normal" officeooo:rsid="0087009f" officeooo:paragraph-rsid="0087009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njaliOldLipi" fo:font-size="14pt" style:text-underline-style="none" fo:font-weight="normal" officeooo:rsid="00925e8d" officeooo:paragraph-rsid="00925e8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njaliOldLipi" fo:font-size="14pt" style:text-underline-style="none" fo:font-weight="normal" officeooo:rsid="0098626c" officeooo:paragraph-rsid="0098626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njaliOldLipi" fo:font-size="14pt" style:text-underline-style="none" fo:font-weight="normal" officeooo:rsid="0098d0ec" officeooo:paragraph-rsid="0098d0e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njaliOldLipi" fo:font-size="14pt" style:text-underline-style="none" fo:font-weight="normal" officeooo:rsid="009a27e4" officeooo:paragraph-rsid="009a27e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njaliOldLipi" fo:font-size="14pt" style:text-underline-style="none" fo:font-weight="normal" officeooo:rsid="009ab91e" officeooo:paragraph-rsid="009ab91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njaliOldLipi" fo:font-size="14pt" style:text-underline-style="none" fo:font-weight="normal" officeooo:rsid="009b8942" officeooo:paragraph-rsid="009b894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njaliOldLipi" fo:font-size="14pt" style:text-underline-style="solid" style:text-underline-width="auto" style:text-underline-color="font-color" fo:font-weight="bold" officeooo:rsid="0087009f" officeooo:paragraph-rsid="0087009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njaliOldLipi" fo:font-size="14pt" style:text-underline-style="solid" style:text-underline-width="auto" style:text-underline-color="font-color" fo:font-weight="bold" officeooo:rsid="0098626c" officeooo:paragraph-rsid="0098626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njaliOldLipi" fo:font-size="14pt" style:text-underline-style="solid" style:text-underline-width="auto" style:text-underline-color="font-color" fo:font-weight="bold" officeooo:rsid="009a27e4" officeooo:paragraph-rsid="009a27e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njaliOldLipi" fo:font-size="14pt" style:text-underline-style="none" fo:font-weight="normal" officeooo:rsid="009b8942" officeooo:paragraph-rsid="009b894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njaliOldLipi" fo:font-size="14pt" style:text-underline-style="none" fo:font-weight="normal" officeooo:rsid="009e4f24" officeooo:paragraph-rsid="009e4f2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njaliOldLipi" fo:font-size="14pt" style:text-underline-style="none" fo:font-weight="normal" officeooo:rsid="009f06b6" officeooo:paragraph-rsid="009f06b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njaliOldLipi" fo:font-size="14pt" style:text-underline-style="solid" style:text-underline-width="auto" style:text-underline-color="font-color" fo:font-weight="bold" officeooo:rsid="009e4f24" officeooo:paragraph-rsid="009e4f2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njaliOldLipi" fo:font-size="14pt" style:text-underline-style="solid" style:text-underline-width="auto" style:text-underline-color="font-color" fo:font-weight="bold" officeooo:rsid="009f06b6" officeooo:paragraph-rsid="009f06b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ithub icon:</text:p>
      <text:p text:style-name="P1"/>
      <text:p text:style-name="P1">&lt;link rel="stylesheet" type='text/css' href="https://cdn.jsdelivr.net/gh/devicons/devicon@latest/devicon.min.css" /&gt;</text:p>
      <text:p text:style-name="P1"/>
      <text:p text:style-name="P1"/>
      <text:p text:style-name="P2">i-tag: </text:p>
      <text:p text:style-name="P2"><text:s text:c="12"/>&lt;i class="devicon-github-original colored"&gt;&lt;/i&gt;</text:p>
      <text:p text:style-name="P2"><text:s text:c="10"/></text:p>
      <text:p text:style-name="P2">img-tag: </text:p>
      <text:p text:style-name="P2"><text:s text:c="12"/>&lt;img src="https://cdn.jsdelivr.net/gh/devicons/devicon@latest/icons/github/github-original.svg" /&gt;</text:p>
      <text:p text:style-name="P2"><text:s text:c="10"/></text:p>
      <text:p text:style-name="P2">svg-tag:</text:p>
      <text:p text:style-name="P2"/>
      <text:p text:style-name="P2"><text:s text:c="12"/>&lt;svg viewBox="0 0 128 128"&gt;</text:p>
      <text:p text:style-name="P2"><text:s text:c="12"/>&lt;g fill="#181616"&gt;&lt;path fill-rule="evenodd" clip-rule="evenodd" d="M64 5.103c-33.347 0-60.388 27.035-60.388 60.388 0 26.682 17.303 49.317 41.297 57.303 3.017.56 4.125-1.31 4.125-2.905 0-1.44-.056-6.197-.082-11.243-16.8 3.653-20.345-7.125-20.345-7.125-2.747-6.98-6.705-8.836-6.705-8.836-5.48-3.748.413-3.67.413-3.67 6.063.425 9.257 6.223 9.257 6.223 5.386 9.23 14.127 6.562 17.573 5.02.542-3.903 2.107-6.568 3.834-8.076-13.413-1.525-27.514-6.704-27.514-29.843 0-6.593 2.36-11.98 6.223-16.21-.628-1.52-2.695-7.662.584-15.98 0 0 5.07-1.623 16.61 6.19C53.7 35 58.867 34.327 64 34.304c5.13.023 10.3.694 15.127 2.033 11.526-7.813 16.59-6.19 16.59-6.19 3.287 8.317 1.22 14.46.593 15.98 3.872 4.23 6.215 9.617 6.215 16.21 0 23.194-14.127 28.3-27.574 29.796 2.167 1.874 4.097 5.55 4.097 11.183 0 8.08-.07 14.583-.07 16.572 0 1.607 1.088 3.49 4.148 2.897 23.98-7.994 41.263-30.622 41.263-57.294C124.388 32.14 97.35 5.104 64 5.104z"&gt;&lt;/path&gt;&lt;path d="M26.484 91.806c-.133.3-.605.39-1.035.185-.44-.196-.685-.605-.543-.906.13-.31.603-.395 1.04-.188.44.197.69.61.537.91zm2.446 2.729c-.287.267-.85.143-1.232-.28-.396-.42-.47-.983-.177-1.254.298-.266.844-.14 1.24.28.394.426.472.984.17 1.255zM31.312 98.012c-.37.258-.976.017-1.35-.52-.37-.538-.37-1.183.01-1.44.373-.258.97-.025 1.35.507.368.545.368 1.19-.01 1.452zm3.261 3.361c-.33.365-1.036.267-1.552-.23-.527-.487-.674-1.18-.343-1.544.336-.366 1.045-.264 1.564.23.527.486.686 1.18.333 1.543zm4.5 1.951c-.147.473-.825.688-1.51.486-.683-.207-1.13-.76-.99-1.238.14-.477.823-.7 1.512-.485.683.206 1.13.756.988 1.237zm4.943.361c.017.498-.563.91-1.28.92-.723.017-1.308-.387-1.315-.877 0-.503.568-.91 1.29-.924.717-.013 1.306.387 1.306.88zm4.598-.782c.086.485-.413.984-1.126 1.117-.7.13-1.35-.172-1.44-.653-.086-.498.422-.997 1.122-1.126.714-.123 1.354.17 1.444.663zm0 0"&gt;&lt;/path&gt;&lt;/g&gt;</text:p>
      <text:p text:style-name="P2"><text:s text:c="12"/>&lt;/svg&gt;</text:p>
      <text:p text:style-name="P2"><text:s text:c="10"/></text:p>
      <text:p text:style-name="P2"/>
      <text:p text:style-name="P2"><text:soft-page-break/></text:p>
      <text:p text:style-name="P9">Linkedin:</text:p>
      <text:p text:style-name="P3"/>
      <text:p text:style-name="P3">i-tag:</text:p>
      <text:p text:style-name="P3"><text:s text:c="12"/>&lt;i class="devicon-linkedin-plain"&gt;&lt;/i&gt;</text:p>
      <text:p text:style-name="P3"><text:s text:c="10"/></text:p>
      <text:p text:style-name="P4">img-tag:</text:p>
      <text:p text:style-name="P4"><text:s text:c="12"/>&lt;img src="https://cdn.jsdelivr.net/gh/devicons/devicon@latest/icons/linkedin/linkedin-plain.svg" /&gt;</text:p>
      <text:p text:style-name="P4"/>
      <text:p text:style-name="P4">svg-tag:</text:p>
      <text:p text:style-name="P4"><text:s text:c="12"/>&lt;svg viewBox="0 0 128 128"&gt;</text:p>
      <text:p text:style-name="P4"><text:s text:c="12"/>&lt;path d="M116 3H12a8.91 8.91 0 00-9 8.8v104.42a8.91 8.91 0 009 8.78h104a8.93 8.93 0 009-8.81V11.77A8.93 8.93 0 00116 3zM39.17 107H21.06V48.73h18.11zm-9-66.21a10.5 10.5 0 1110.49-10.5 10.5 10.5 0 01-10.54 10.48zM107 107H88.89V78.65c0-6.75-.12-15.44-9.41-15.44s-10.87 7.36-10.87 15V107H50.53V48.73h17.36v8h.24c2.42-4.58 8.32-9.41 17.13-9.41C103.6 47.28 107 59.35 107 75z"&gt;&lt;/path&gt;</text:p>
      <text:p text:style-name="P4"><text:s text:c="12"/>&lt;/svg&gt;</text:p>
      <text:p text:style-name="P4"><text:s text:c="10"/></text:p>
      <text:p text:style-name="P4"/>
      <text:p text:style-name="P10">Twitter:</text:p>
      <text:p text:style-name="P5"/>
      <text:p text:style-name="P6">i-tag:</text:p>
      <text:p text:style-name="P6"><text:s text:c="12"/>&lt;i class="devicon-twitter-original colored"&gt;&lt;/i&gt;</text:p>
      <text:p text:style-name="P6"><text:s text:c="10"/></text:p>
      <text:p text:style-name="P7">img-tag:</text:p>
      <text:p text:style-name="P7"><text:s text:c="12"/>&lt;img src="https://cdn.jsdelivr.net/gh/devicons/devicon@latest/icons/twitter/twitter-original.svg" /&gt;</text:p>
      <text:p text:style-name="P7"><text:s text:c="10"/></text:p>
      <text:p text:style-name="P7">svg-tag:</text:p>
      <text:p text:style-name="P7"><text:s text:c="12"/>&lt;svg viewBox="0 0 128 128"&gt;</text:p>
      <text:p text:style-name="P7"><text:s text:c="12"/>&lt;path d="M75.916 54.2 122.542 0h-11.05L71.008 47.06 38.672 0H1.376l48.898 71.164L1.376 128h11.05L55.18 78.303 89.328 128h37.296L75.913 54.2ZM60.782 71.79l-4.955-7.086-39.42-56.386h16.972L65.19 53.824l4.954 7.086 41.353 59.15h-16.97L60.782 71.793Z" fill="#000" style="stroke-width:.104373"&gt;&lt;/path&gt;</text:p>
      <text:p text:style-name="P7"><text:s text:c="12"/>&lt;/svg&gt;</text:p>
      <text:p text:style-name="P7"><text:s text:c="10"/></text:p>
      <text:p text:style-name="P7"/>
      <text:p text:style-name="P7"/>
      <text:p text:style-name="P7"/>
      <text:p text:style-name="P14">Phone:</text:p>
      <text:p text:style-name="P14"/>
      <text:p text:style-name="P12">svg:</text:p>
      <text:p text:style-name="P12"><text:soft-page-break/>&lt;svg xmlns="http://www.w3.org/2000/svg" viewBox="0 0 24 24"&gt;&lt;title&gt;phone&lt;/title&gt;&lt;path d="M6.62,10.79C8.06,13.62 10.38,15.94 13.21,17.38L15.41,15.18C15.69,14.9 16.08,14.82 16.43,14.93C17.55,15.3 18.75,15.5 20,15.5A1,1 0 0,1 21,16.5V20A1,1 0 0,1 20,21A17,17 0 0,1 3,4A1,1 0 0,1 4,3H7.5A1,1 0 0,1 8.5,4C8.5,5.25 8.7,6.45 9.07,7.57C9.18,7.92 9.1,8.31 8.82,8.59L6.62,10.79Z" /&gt;&lt;/svg&gt;</text:p>
      <text:p text:style-name="P12"/>
      <text:p text:style-name="P15"/>
      <text:p text:style-name="P15"/>
      <text:p text:style-name="P15">Email:</text:p>
      <text:p text:style-name="P13"/>
      <text:p text:style-name="P13">&lt;svg xmlns="http://www.w3.org/2000/svg" viewBox="0 0 24 24"&gt;&lt;title&gt;email-box&lt;/title&gt;&lt;path d="M5,3A2,2 0 0,0 3,5V19A2,2 0 0,0 5,21H19A2,2 0 0,0 21,19V5A2,2 0 0,0 19,3H5M6.4,6.5H17.6C18.37,6.5 19,7.12 19,7.9V16.1A1.4,1.4 0 0,1 17.6,17.5H6.4C5.63,17.5 5,16.87 5,16.1V7.9C5,7.12 5.62,6.5 6.4,6.5M6,8V10L12,14L18,10V8L12,12L6,8Z" /&gt;&lt;/svg&gt;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5:16:43.678255067</meta:creation-date>
    <meta:editing-duration>PT6M7S</meta:editing-duration>
    <meta:editing-cycles>14</meta:editing-cycles>
    <meta:generator>LibreOffice/7.3.7.2$Linux_X86_64 LibreOffice_project/30$Build-2</meta:generator>
    <dc:title>template</dc:title>
    <dc:date>2024-06-05T15:27:13.055238386</dc:date>
    <meta:document-statistic meta:table-count="0" meta:image-count="0" meta:object-count="0" meta:page-count="3" meta:paragraph-count="41" meta:word-count="296" meta:character-count="4212" meta:non-whitespace-character-count="3687"/>
    <meta:template xlink:type="simple" xlink:actuate="onRequest" xlink:title="template" xlink:href="../template.ott" meta:date="2024-06-05T15:16:43.054946103"/>
  </office:meta>
</office:document-meta>
</file>